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</office:automatic-styles>
  <office:body>
    <office:text text:use-soft-page-breaks="true">
      <text:p text:style-name="P1">Tema 1 java <text:s/></text:p>
      <text:p text:style-name="Normal"/>
      <text:p text:style-name="Normal">Ex 1:</text:p>
      <text:list text:style-name="LFO1" text:continue-numbering="true">
        <text:list-item>
          <text:p text:style-name="P2">import java.io.BufferedReader;</text:p>
        </text:list-item>
        <text:list-item>
          <text:p text:style-name="P3">import java.io.IOException;</text:p>
        </text:list-item>
        <text:list-item>
          <text:p text:style-name="P4">import java.io.InputStreamReader;</text:p>
        </text:list-item>
        <text:list-item>
          <text:p text:style-name="P5"/>
        </text:list-item>
        <text:list-item>
          <text:p text:style-name="P6">public class VerificareNumarNatural {</text:p>
        </text:list-item>
        <text:list-item>
          <text:p text:style-name="P7"><text:s text:c="4"/>public static void main(String[] args) {</text:p>
        </text:list-item>
        <text:list-item>
          <text:p text:style-name="P8"><text:s text:c="8"/>BufferedReader reader = new BufferedReader(new InputStreamReader(System.in));</text:p>
        </text:list-item>
        <text:list-item>
          <text:p text:style-name="P9"/>
        </text:list-item>
        <text:list-item>
          <text:p text:style-name="P10"><text:s text:c="8"/>System.out.print("Introduceți un șir de caractere: ");</text:p>
        </text:list-item>
        <text:list-item>
          <text:p text:style-name="P11"><text:s text:c="8"/>try {</text:p>
        </text:list-item>
        <text:list-item>
          <text:p text:style-name="P12"><text:s text:c="12"/>String input = reader.readLine();</text:p>
        </text:list-item>
        <text:list-item>
          <text:p text:style-name="P13"/>
        </text:list-item>
        <text:list-item>
          <text:p text:style-name="P14"><text:s text:c="12"/></text:p>
        </text:list-item>
        <text:list-item>
          <text:p text:style-name="P15"><text:s text:c="12"/>if (input.matches("[0-9]+")) {</text:p>
        </text:list-item>
        <text:list-item>
          <text:p text:style-name="P16"><text:s text:c="16"/>int numar = Integer.parseInt(input);</text:p>
        </text:list-item>
        <text:list-item>
          <text:p text:style-name="P17"/>
        </text:list-item>
        <text:list-item>
          <text:p text:style-name="P18"><text:s text:c="16"/>System.out.println("Numărul introdus este: " + numar);</text:p>
        </text:list-item>
        <text:list-item>
          <text:p text:style-name="P19"/>
        </text:list-item>
        <text:list-item>
          <text:p text:style-name="P20"><text:s text:c="16"/>if (numar % 2 == 0) {</text:p>
        </text:list-item>
        <text:list-item>
          <text:p text:style-name="P21"><text:s text:c="20"/>System.out.println("Numărul este par.");</text:p>
        </text:list-item>
        <text:list-item>
          <text:p text:style-name="P22"><text:s text:c="16"/>} else {</text:p>
        </text:list-item>
        <text:list-item>
          <text:p text:style-name="P23"><text:s text:c="20"/>System.out.println("Numărul este impar.");</text:p>
        </text:list-item>
        <text:list-item>
          <text:p text:style-name="P24"><text:s text:c="16"/>}</text:p>
        </text:list-item>
        <text:list-item>
          <text:p text:style-name="P25"><text:s text:c="12"/>} else {</text:p>
        </text:list-item>
        <text:list-item>
          <text:p text:style-name="P26"><text:s text:c="16"/>System.out.println("Valoarea introdusă nu este un număr natural valid.");</text:p>
        </text:list-item>
        <text:list-item>
          <text:p text:style-name="P27"><text:s text:c="12"/>}</text:p>
        </text:list-item>
        <text:list-item>
          <text:p text:style-name="P28"><text:s text:c="8"/>} catch (IOException e) {</text:p>
        </text:list-item>
        <text:list-item>
          <text:p text:style-name="P29"><text:s text:c="12"/>System.out.println("A apărut o eroare la citirea de la tastatură.");</text:p>
        </text:list-item>
        <text:list-item>
          <text:p text:style-name="P30"><text:s text:c="8"/>}</text:p>
        </text:list-item>
        <text:list-item>
          <text:p text:style-name="P31"><text:s text:c="4"/>}</text:p>
        </text:list-item>
        <text:list-item>
          <text:p text:style-name="P32">}<text:s/></text:p>
        </text:list-item>
      </text:list>
      <text:p text:style-name="Normal"/>
      <text:p text:style-name="Normal"/>
      <text:p text:style-name="ListParagraph"/>
      <text:soft-page-break/>
      <text:p text:style-name="ListParagraph">Ex 2 : <text:s/></text:p>
      <text:p text:style-name="ListParagraph"/>
      <text:p text:style-name="ListParagraph">import java.io.BufferedReader;</text:p>
      <text:p text:style-name="ListParagraph">import java.io.IOException;</text:p>
      <text:p text:style-name="ListParagraph">import java.io.InputStreamReader;</text:p>
      <text:p text:style-name="ListParagraph"/>
      <text:p text:style-name="ListParagraph">public class TreiNumereStatistici {</text:p>
      <text:p text:style-name="ListParagraph"><text:s text:c="4"/>public static void main(String[] args) {</text:p>
      <text:p text:style-name="ListParagraph"><text:s text:c="8"/>BufferedReader reader = new BufferedReader(new InputStreamReader(System.in));</text:p>
      <text:p text:style-name="ListParagraph"/>
      <text:p text:style-name="ListParagraph"><text:s text:c="8"/>try {</text:p>
      <text:p text:style-name="ListParagraph"><text:s text:c="12"/></text:p>
      <text:p text:style-name="ListParagraph"><text:s text:c="12"/>System.out.print("Introduceți primul număr întreg: ");</text:p>
      <text:p text:style-name="ListParagraph"><text:s text:c="12"/>int a = Integer.parseInt(reader.readLine());</text:p>
      <text:p text:style-name="ListParagraph"/>
      <text:p text:style-name="ListParagraph"><text:s text:c="12"/>System.out.print("Introduceți al doilea număr întreg: ");</text:p>
      <text:p text:style-name="ListParagraph"><text:s text:c="12"/>int b = Integer.parseInt(reader.readLine());</text:p>
      <text:p text:style-name="ListParagraph"/>
      <text:p text:style-name="ListParagraph"><text:s text:c="12"/>System.out.print("Introduceți al treilea număr întreg: ");</text:p>
      <text:p text:style-name="ListParagraph"><text:s text:c="12"/>int c = Integer.parseInt(reader.readLine());</text:p>
      <text:p text:style-name="ListParagraph"><text:s text:c="12"/>int suma = a + b + c;</text:p>
      <text:p text:style-name="ListParagraph"><text:s text:c="12"/>double media = suma / 3.0;</text:p>
      <text:p text:style-name="ListParagraph"><text:s text:c="12"/>int maxim = Math.max(a, Math.max(b, c));</text:p>
      <text:p text:style-name="ListParagraph"><text:s text:c="12"/>int minim = Math.min(a, Math.min(b, c));</text:p>
      <text:p text:style-name="ListParagraph"><text:s text:c="12"/>System.out.println("\nRezultate:");</text:p>
      <text:p text:style-name="ListParagraph"><text:s text:c="12"/>System.out.println("Suma numerelor: " + suma);</text:p>
      <text:p text:style-name="ListParagraph"><text:s text:c="12"/>System.out.printf("Media aritmetică: %.2f\n", media);</text:p>
      <text:p text:style-name="ListParagraph"><text:s text:c="12"/>System.out.println("Cel mai mare număr: " + maxim);</text:p>
      <text:p text:style-name="ListParagraph"><text:s text:c="12"/>System.out.println("Cel mai mic număr: " + minim);</text:p>
      <text:p text:style-name="ListParagraph"/>
      <text:p text:style-name="ListParagraph"><text:s text:c="8"/>} catch (NumberFormatException e) {</text:p>
      <text:p text:style-name="ListParagraph"><text:s text:c="12"/>System.out.println("Valoarea introdusă nu este un număr întreg valid.");</text:p>
      <text:p text:style-name="ListParagraph"><text:s text:c="8"/>} catch (IOException e) {</text:p>
      <text:p text:style-name="ListParagraph"><text:s text:c="12"/>System.out.println("Eroare la citirea de la tastatură.");</text:p>
      <text:p text:style-name="ListParagraph"><text:s text:c="8"/>}</text:p>
      <text:p text:style-name="ListParagraph"><text:s text:c="4"/>}</text:p>
      <text:p text:style-name="ListParagraph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olache, Amalia-Georgiana</meta:initial-creator>
    <dc:creator>Manolache, Amalia-Georgiana</dc:creator>
    <meta:creation-date>2025-10-13T16:32:00Z</meta:creation-date>
    <dc:date>2025-10-13T17:12:00Z</dc:date>
    <meta:template xlink:href="Normal" xlink:type="simple"/>
    <meta:editing-cycles>1</meta:editing-cycles>
    <meta:editing-duration>PT1860S</meta:editing-duration>
    <meta:document-statistic meta:page-count="2" meta:paragraph-count="4" meta:word-count="368" meta:character-count="2465" meta:row-count="17" meta:non-whitespace-character-count="2101"/>
  </office:meta>
</office:document-meta>
</file>